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b61c3" officeooo:paragraph-rsid="000b61c3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b61c3" officeooo:paragraph-rsid="000b61c3" style:font-weight-asian="normal" style:font-weight-complex="normal"/>
    </style:style>
    <style:style style:name="T1" style:family="text">
      <style:text-properties officeooo:rsid="000d36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o del dia</text:p>
      <text:p text:style-name="P1"/>
      <text:p text:style-name="P2">Al inicio del dia, y como es el primer dia de reto, nos hemos juntado el equipo entero y hemos hecho un brainstorming con todo lo que se nos ocurria para la pagina desde el aspecto de la pagina hasta las diferentes funcionalidades que tendra.</text:p>
      <text:p text:style-name="P2"/>
      <text:p text:style-name="P1">Final del dia</text:p>
      <text:p text:style-name="P1"/>
      <text:p text:style-name="P2">Al final del dia hemos dejado apuntado todo lo dicho en el brainstorming antes citado y hemos dejado clara la forma de trabajo que vamos a seguir creando el tablero en trello que contendra lo que tenemos que hacer, hemos hecho, y haremos. <text:span text:style-name="T1">Aparte hemos creado en github el repositorio que contendra la pagina, y sus respectivas ramas de desarrollo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08T11:54:48.865778229</meta:creation-date>
    <dc:date>2019-11-22T09:52:42.879707759</dc:date>
    <meta:editing-duration>PT16M3S</meta:editing-duration>
    <meta:editing-cycles>3</meta:editing-cycles>
    <meta:generator>LibreOffice/6.3.1.2$MacOSX_X86_64 LibreOffice_project/b79626edf0065ac373bd1df5c28bd630b4424273</meta:generator>
    <meta:document-statistic meta:table-count="0" meta:image-count="0" meta:object-count="0" meta:page-count="1" meta:paragraph-count="4" meta:word-count="111" meta:character-count="616" meta:non-whitespace-character-count="509"/>
  </office:meta>
</office:document-meta>
</file>